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/>
      <style:text-properties style:text-underline-style="none"/>
    </style:style>
    <style:style style:name="ce12" style:family="table-cell" style:parent-style-name="Default">
      <style:table-cell-properties fo:background-color="#66ccff"/>
    </style:style>
    <style:style style:name="ce13" style:family="table-cell" style:parent-style-name="Default">
      <style:table-cell-properties fo:background-color="#33ff99"/>
    </style:style>
    <style:style style:name="ce14" style:family="table-cell" style:parent-style-name="Default">
      <style:table-cell-properties fo:background-color="#33ff99"/>
      <style:text-properties style:use-window-font-color="true"/>
    </style:style>
    <style:style style:name="ce15" style:family="table-cell" style:parent-style-name="Default">
      <style:table-cell-properties fo:background-color="#33ff99"/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style:text-align-source="value-type" style:repeat-content="false"/>
      <style:paragraph-properties fo:margin-left="0mm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name-complex="Monospace" style:font-size-asian="10pt" style:font-size-complex="10pt" style:font-weight-asian="bold" style:font-weight-complex="bold" fo:color="#7f0055" fo:font-weight="bold" style:font-name-asian="Monospace"/>
    </style:style>
    <style:style style:name="T13" style:family="text">
      <style:text-properties style:font-name-complex="Monospace" style:font-size-asian="10pt" style:font-size-complex="10pt" style:font-name-asian="Monospace" fo:color="#000000"/>
    </style:style>
    <style:style style:name="T14" style:family="text">
      <style:text-properties style:font-name-complex="Monospace" style:font-size-asian="10pt" style:font-size-complex="10pt" style:font-name-asian="Monospace" fo:font-weight="bold" style:font-weight-complex="bold" fo:color="#7f0055" style:font-weight-asian="bold"/>
    </style:style>
    <style:style style:name="T15" style:family="text">
      <style:text-properties style:font-name-complex="Monospace" style:font-size-asian="10pt" style:font-size-complex="10pt" style:font-name-asian="Monospace" style:font-weight-complex="bold" style:font-weight-asian="bold" fo:font-weight="bold" fo:color="#7f0055"/>
    </style:style>
    <style:style style:name="T16" style:family="text">
      <style:text-properties style:font-name-complex="Monospace" style:font-size-asian="10pt" style:font-size-complex="10pt" style:font-name-asian="Monospace" fo:color="#7f0055" fo:font-weight="bold" style:font-weight-asian="bold" style:font-weight-complex="bold"/>
    </style:style>
    <style:style style:name="T17" style:family="text">
      <style:text-properties style:font-name-complex="Monospace" style:font-size-asian="10pt" style:font-size-complex="10pt" style:font-name-asian="Monospace" style:font-style-complex="italic" fo:color="#0000c0" style:font-style-asian="italic" fo:font-style="italic" style:text-underline-style="solid" style:text-underline-width="auto" style:text-underline-color="font-color"/>
    </style:style>
    <style:style style:name="T1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2" table:default-cell-style-name="ce8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0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9"/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table:style-name="ce12" office:value-type="string" calcext:value-type="string">
            <text:p>50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5"/>
          <table:table-cell office:value-type="string" calcext:value-type="string">
            <text:p>2 By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SET_ROOMS</text:span><text:span text:style-name="T13"> = (</text:span><text:span text:style-name="T16">byte</text:span><text:span text:style-name="T13">) 0x28;</text:span></text:p>
          </table:table-cell>
          <table:table-cell table:number-columns-repeated="5"/>
          <table:table-cell table:style-name="Default" office:value-type="string" calcext:value-type="string">
            <text:p>1 Raum = 3 bytes (1. Enum, +short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GET_ROOMS</text:span><text:span text:style-name="T13"> = (</text:span><text:span text:style-name="T16">byte</text:span><text:span text:style-name="T13">) 0x29;</text:span></text:p>
          </table:table-cell>
          <table:table-cell table:number-columns-repeated="5"/>
          <table:table-cell table:style-name="ce12" office:value-type="string" calcext:value-type="string">
            <text:p>Max 16 Räum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3" table:number-columns-repeated="8"/>
          <table:table-cell table:number-columns-repeated="8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7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CLA</text:p>
          </table:table-cell>
          <table:table-cell table:style-name="ce8" office:value-type="string" calcext:value-type="string">
            <text:p>DISCO_CLA = (byte) 0x30;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/>
          <table:table-cell office:value-type="string" calcext:value-type="string">
            <text:p>INS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BONUS</text:span><text:span text:style-name="T7"> = (</text:span><text:span text:style-name="T10">byte</text:span><text:span text:style-name="T7">) 0x30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BONUS</text:span><text:span text:style-name="T7"> = (</text:span><text:span text:style-name="T10">byte</text:span><text:span text:style-name="T7">) 0x31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BONUS</text:span><text:span text:style-name="T7"> = (</text:span><text:span text:style-name="T10">byte</text:span><text:span text:style-name="T7">) 0x32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BONUS</text:span><text:span text:style-name="T7"> = (</text:span><text:span text:style-name="T10">byte</text:span><text:span text:style-name="T7">) 0x33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 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DRINKS</text:span><text:span text:style-name="T7"> = (</text:span><text:span text:style-name="T10">byte</text:span><text:span text:style-name="T7">) 0x34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 pro Geträn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DRINK</text:span><text:span text:style-name="T7"> = (</text:span><text:span text:style-name="T10">byte</text:span><text:span text:style-name="T7">) 0x35;</text:span></text:p>
          </table:table-cell>
          <table:table-cell table:number-columns-repeated="3"/>
          <table:table-cell table:style-name="Default" table:number-columns-repeated="2"/>
          <table:table-cell table:style-name="ce12" office:value-type="string" calcext:value-type="string">
            <text:p>Max 50 Getränke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PAID_DRINKS</text:span><text:span text:style-name="T7"> = (</text:span><text:span text:style-name="T10">byte</text:span><text:span text:style-name="T7">) 0x36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Byte-Array mit 1-bezahlt und 0-unbezahlt</text:p>
          </table:table-cell>
          <table:table-cell table:style-name="Default"/>
          <table:table-cell/>
          <table:table-cell table:style-name="ce3" table:number-columns-repeated="5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BONUS_OVERFLOW</text:span><text:span text:style-name="T7"> = (</text:span><text:span text:style-name="T10">short</text:span><text:span text:style-name="T7">) 0xE030;</text:span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BONUS_OVERFLOW</text:span><text:span text:style-name="T7"> = (</text:span><text:span text:style-name="T10">short</text:span><text:span text:style-name="T7">) 0xE031;</text:span></text:p>
          </table:table-cell>
          <table:table-cell table:style-name="ce11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BONUS</text:span><text:span text:style-name="T7"> = (</text:span><text:span text:style-name="T10">short</text:span><text:span text:style-name="T7">) 0xE032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DRINK_HAD_TO_MUCH</text:span><text:span text:style-name="T7"> = (</text:span><text:span text:style-name="T10">short</text:span><text:span text:style-name="T7">) 0xE033;</text:span>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ce3" table:number-columns-repeated="6"/>
          <table:table-cell table:style-name="Default" table:number-columns-repeated="2"/>
          <table:table-cell table:number-columns-repeated="6"/>
        </table:table-row>
      </table:table>
      <table:table table:name="Bemerkungen" table:style-name="ta1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ohne Geburtsdatum (on+off-car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hne Zurücksetzen-Knopf (on+off-car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hne Speicherung des Essen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onfigurations-Tab (alle Tabs)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rstmals alle Daten abfragen und dann die Operationen ausführen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StudiCard-Tab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lle Daten beim Auswählen der Tab müssen abgeruft werde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rzeitiges Guthaben soll ausgelesen (angezeigt) werden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DiscoCard</text:p>
          </table:table-cell>
          <table:table-cell table:number-columns-repeated="1023"/>
        </table:table-row>
        <table:table-row table:style-name="ro2">
          <table:table-cell table:style-name="ce13"/>
          <table:table-cell table:style-name="ce13" office:value-type="string" calcext:value-type="string">
            <text:p>aktuelles Guthaben und Bonuspunkte anzeigen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14" office:value-type="string" calcext:value-type="string">
            <text:p>Eintrittsbetrag anzeigen</text:p>
          </table:table-cell>
          <table:table-cell table:style-name="ce14"/>
          <table:table-cell table:style-name="ce13" table:number-columns-repeated="1021"/>
        </table:table-row>
        <table:table-row table:style-name="ro2">
          <table:table-cell table:style-name="ce13"/>
          <table:table-cell table:style-name="ce13" office:value-type="string" calcext:value-type="string">
            <text:p>10 Eintritt = 10 Bonuspunkte, da ansonsten kann man immer wieder rein und raus gehen, und die Bonuspunkte werden immer wachsen </text:p>
          </table:table-cell>
          <table:table-cell table:style-name="ce13" table:number-columns-repeated="1022"/>
        </table:table-row>
        <table:table-row table:style-name="ro2">
          <table:table-cell table:style-name="ce13"/>
          <table:table-cell table:style-name="ce13" office:value-type="string" calcext:value-type="string">
            <text:p>Getränk-Euro = <text:s/>1/3 Bonuspunkte</text:p>
          </table:table-cell>
          <table:table-cell table:style-name="ce13" table:number-columns-repeated="1022"/>
        </table:table-row>
        <table:table-row table:style-name="ro4">
          <table:table-cell table:style-name="ce13"/>
          <table:table-cell table:style-name="ce15" office:value-type="string" calcext:value-type="string">
            <text:p>bei BonusOverflow wird kein Bonus mehr addiert...</text:p>
          </table:table-cell>
          <table:table-cell table:style-name="ce13" table:number-columns-repeated="1022"/>
        </table:table-row>
        <table:table-row table:style-name="ro4">
          <table:table-cell table:style-name="ce13"/>
          <table:table-cell table:style-name="ce15" office:value-type="string" calcext:value-type="string">
            <text:p>Bezahlen biem Eintritt mit 20 Bonuspunkten (BonusOverflow vermeiden…) und kein BonusPlus</text:p>
          </table:table-cell>
          <table:table-cell table:style-name="ce13" table:number-columns-repeated="1022"/>
        </table:table-row>
        <table:table-row table:style-name="ro2">
          <table:table-cell/>
          <table:table-cell office:value-type="string" calcext:value-type="string">
            <text:p>beim Teilbezahlung kann durch Aufrunden ein BonuspunktPlus verloren gehen – es ist Ok so…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ax 50 Getränk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1 Byte pro Getränk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. Byte = Cent</text:p>
          </table:table-cell>
          <table:table-cell table:number-columns-repeated="1022"/>
        </table:table-row>
        <table:table-row table:style-name="ro2">
          <table:table-cell/>
          <table:table-cell table:style-name="ce16" table:number-columns-repeated="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einfach ein Betrag bezahle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onuspunkte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ganze Zahlen – 1 Byte groß</text:p>
          </table:table-cell>
          <table:table-cell table:number-columns-repeated="1022"/>
        </table:table-row>
      </table:table>
      <table:table table:name="Doku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Verbindung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<text:span text:style-name="T18">On-Voraussetzung</text:span>: alle Applets instalieren und /close ausführen und vor (<text:span text:style-name="T18">nur Simulation</text:span>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onfigura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st kla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tud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ssen: man bezahlt einfach den Preis für das ausgesuchten Essen (<text:span text:style-name="T18">Geldausgabe</text:span>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isc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intritt mit <text:span text:style-name="T18">Geld</text:span> oder <text:span text:style-name="T18">Bonus</text:span>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Krypt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ie Schlüsseln werden auf Off generiert und dann zu On übertragen.</text:p>
          </table:table-cell>
        </table:table-row>
        <table:table-row table:style-name="ro2">
          <table:table-cell/>
          <table:table-cell office:value-type="string" calcext:value-type="string">
            <text:p>Für die Signierung werden dieselben Schlüsseln verwend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.00.0000</text:date>, <text:time style:data-style-name="N2" text:time-value="09:41:18.9555415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2.0.4$Linux_X86_64 LibreOffice_project/20m0$Build-4</meta:generator>
    <dc:date>2016-08-15T10:31:09.787717775</dc:date>
    <meta:editing-duration>PT15H41M2S</meta:editing-duration>
    <meta:editing-cycles>39</meta:editing-cycles>
    <meta:document-statistic meta:table-count="3" meta:cell-count="118" meta:object-count="0"/>
  </office:meta>
</office:document-meta>
</file>